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本文主要討論:</text:p>
      <text:p text:style-name="Standard">1. 爲何要引入Device Tree, 這個機制是用來解決什問題</text:p>
      <text:p text:style-name="Standard">2. Device Tree 基礎概念</text:p>
      <text:p text:style-name="Standard">3. ARM linux中和Device tree相關程式碼分析</text:p>
      <text:p text:style-name="Standard"/>
      <text:p text:style-name="Standard">本文主要從下面幾個方面闡述爲何ARM linux會引入 Device Tree:</text:p>
      <text:p text:style-name="Standard">1. 沒有Device Tree的ARM linux是如何運作的</text:p>
      <text:p text:style-name="Standard">2. 渾亂的ARM architecture代碼和存在的問題.</text:p>
      <text:p text:style-name="Standard">3. 新內核的解決之道</text:p>
      <text:p text:style-name="Standard"/>
      <text:p text:style-name="Standard"/>
      <text:p text:style-name="Standard"/>
      <text:p text:style-name="Standard">//===== 沒有Device tree的ARM linux是如何運轉的======</text:p>
      <text:p text:style-name="Standard"/>
      <text:p text:style-name="Standard"/>
      <text:p text:style-name="Standard">1.自己撰寫一個bootloader並傳遞適當的參數給kernel, 除了傳統的command line以及tag list之類的, 最重要的是申請一個machine type.</text:p>
      <text:p text:style-name="Standard"/>
      <text:p text:style-name="Standard">2.在內核的arch/arm目錄下建立mach-xxx目錄, 這個目錄下, 放入該soc相關的代碼,例如中斷controller的代碼, 時間相關的代碼, 內存映射, 睡眠相關的代碼...等等. 此外, 最重要的是建立一個board specific文件, 定義一個machine的macro:</text:p>
      <text:p text:style-name="Standard"/>
      <text:p text:style-name="Standard">MACHINE_START(project name,”xxx公司的xxx硬體平臺”)</text:p>
      <text:p text:style-name="Standard"><text:tab/>.phys_io = 0x40000000,</text:p>
      <text:p text:style-name="Standard"><text:tab/>.boot_params = 0xa0000100, </text:p>
      <text:p text:style-name="Standard"><text:tab/>.io_pg_offst = <text:s/>(io_p2v(0x40000000)&gt;&gt;18) &amp; 0xfffc,</text:p>
      <text:p text:style-name="Standard"><text:tab/>.map_io = xxx_map_io, </text:p>
      <text:p text:style-name="Standard"><text:tab/>.init_irq = xxx_init_irq,</text:p>
      <text:p text:style-name="Standard"><text:tab/>.timer = &amp;xxx_timer,</text:p>
      <text:p text:style-name="Standard"><text:tab/>.init_machine = xxx_init,</text:p>
      <text:p text:style-name="Standard">MACHINE_END</text:p>
      <text:p text:style-name="Standard"/>
      <text:p text:style-name="Standard">在xxx_init函數中,<text:span text:style-name="T1">一般會加入很多platform device. 因此,伴隨這個board dpecific 文件中是大量了靜態table</text:span>, 描述各種硬體設備信息.</text:p>
      <text:p text:style-name="Standard"/>
      <text:p text:style-name="Standard">3. 調通了<text:span text:style-name="T2">system level的driver(timer, 中斷處理, clock等)</text:span>以及串口terminal之後, linux kernel基本上是可以起來了, 後續各種driver不段添加, 直到系統軟件支持所有硬體.</text:p>
      <text:p text:style-name="Standard"/>
      <text:p text:style-name="Standard">所以 linux kernel中支持一個soc平臺其實是非常簡單的, 讓linux kernel在一個特定的平臺上跑起來也是非常簡單的.</text:p>
      <text:p text:style-name="Standard"/>
      <text:p text:style-name="Standard">//======= 渾亂的ARM architecture代碼和存在的問題 ======</text:p>
      <text:p text:style-name="Standard">每次正式的linux kernel release之後都會有兩周的 merge window, 在這個窗口期間, kernel各個部分的維護者都會提交各自的patch, 將自己的測試穩定的代碼請求併入kernel main line. 每到這個時候, linus 就會<text:soft-page-break/>比較繁忙, 他需要從各個內核維護者的分支上取得最新代碼並merge到自己的kernel source tree中. Tony lindgren, 內核OMAP development tree的維護者, ..…</text:p>
      <text:p text:style-name="Standard"/>
      <text:p text:style-name="Standard">1. ARM linux缺少pltform()之間的協調,導致arm liux的代碼有重複,</text:p>
      <text:p text:style-name="Standard">2. ARM linux linux中大量的board specific的源代碼應該踢出kernel, 否則這些垃圾代碼和table會影響linux kernel的長期目標</text:p>
      <text:p text:style-name="Standard">3.各個sub architecture的維護者直接提交給linux 併入主線機制缺乏層次.</text:p>
      <text:p text:style-name="Standard"/>
      <text:p text:style-name="Standard"/>
      <text:p text:style-name="Standard">//===== 新內核的解決方法 =====</text:p>
      <text:p text:style-name="Standard">針對重複的代碼問題,</text:p>
      <text:p text:style-name="Standard"/>
      <text:p text:style-name="Standard"/>
      <text:p text:style-name="Standard">1. ARM的核心代碼仍保存在arch/arm目錄下</text:p>
      <text:p text:style-name="Standard">2. ARM soc core architecture code保存在 arch/arm目錄下</text:p>
      <text:p text:style-name="Standard">3. ARM soc的周邊外設模塊的驅動保存在drivers目錄下</text:p>
      <text:p text:style-name="Standard">4. ARM soc的特定代碼在 arch/arm/mach-xxx目錄下</text:p>
      <text:p text:style-name="Standard">5. ARM soc board specific的代碼被移除, 由device tree機制來負責傳遞硬件拓樸和硬件資源信息</text:p>
      <text:p text:style-name="Standard"/>
      <text:p text:style-name="Standard"/>
      <text:p text:style-name="Standard"/>
      <text:p text:style-name="Standard">Device Tree改變了原來用hardcode方式將HW配置信息嵌入到內核代碼的方法, 改掉bootloader傳遞一個DB的形式. 對於基於ARM cpu的嵌入式系統, 我們習慣於針對每一個platform進行內核編譯, 但隨著ARM在消費型電子上的廣泛應用, 我們期望ARM能夠像x86那樣用一個kernel image來支持多個platform. 這種情況下, 如果我們的kernel是一個black box, 那輸入的參數應該包括:</text:p>
      <text:p text:style-name="Standard"/>
      <text:p text:style-name="Standard">1.識別platform的信息</text:p>
      <text:p text:style-name="Standard">2.runtime的配置參數</text:p>
      <text:p text:style-name="Standard">3.設備的拓樸結構以及特性</text:p>
      <text:p text:style-name="Standard"/>
      <text:p text:style-name="Standard">嵌入式系統, 在系統啟動階段, bootloader會加載內核並將控制權轉交給內核, 此外還需要把上述三個參數信息傳遞給kernel, 以便kernel可以有較大的靈活性. device tree的設計目的就是如此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7:48:18.988199421</meta:creation-date>
    <meta:generator>LibreOffice/5.1.6.2.0$Linux_X86_64 LibreOffice_project/10$Build-2</meta:generator>
    <dc:date>2020-01-27T08:59:26.482219483</dc:date>
    <meta:editing-duration>PT27M36S</meta:editing-duration>
    <meta:editing-cycles>3</meta:editing-cycles>
    <meta:document-statistic meta:table-count="0" meta:image-count="0" meta:object-count="0" meta:page-count="2" meta:paragraph-count="40" meta:word-count="1012" meta:character-count="2075" meta:non-whitespace-character-count="1923"/>
  </office:meta>
</office:document-meta>
</file>